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73mm"/>
    </style:style>
    <style:style style:name="co2" style:family="table-column">
      <style:table-column-properties fo:break-before="auto" style:column-width="36.14mm"/>
    </style:style>
    <style:style style:name="co3" style:family="table-column">
      <style:table-column-properties fo:break-before="auto" style:column-width="31.68mm"/>
    </style:style>
    <style:style style:name="co4" style:family="table-column">
      <style:table-column-properties fo:break-before="auto" style:column-width="12.86mm"/>
    </style:style>
    <style:style style:name="co5" style:family="table-column">
      <style:table-column-properties fo:break-before="auto" style:column-width="13.37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14.36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18.8mm"/>
    </style:style>
    <style:style style:name="co10" style:family="table-column">
      <style:table-column-properties fo:break-before="auto" style:column-width="16.09mm"/>
    </style:style>
    <style:style style:name="co11" style:family="table-column">
      <style:table-column-properties fo:break-before="auto" style:column-width="20.04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17.32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19.3mm"/>
    </style:style>
    <style:style style:name="co16" style:family="table-column">
      <style:table-column-properties fo:break-before="auto" style:column-width="11.13mm"/>
    </style:style>
    <style:style style:name="co17" style:family="table-column">
      <style:table-column-properties fo:break-before="auto" style:column-width="19.79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00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3ff23" fo:border="0.06pt solid #000000"/>
    </style:style>
    <style:style style:name="ce19" style:family="table-cell" style:parent-style-name="Default">
      <style:table-cell-properties fo:background-color="#ff3333" fo:border="0.06pt solid #000000"/>
      <style:text-properties fo:color="#ffff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ffff00"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fo:border="0.06pt solid #000000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ff00" fo:border="0.06pt solid #000000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6" style:family="table-cell" style:parent-style-name="Default" style:data-style-name="N1">
      <style:table-cell-properties fo:border="0.06pt solid #000000"/>
    </style:style>
    <style:style style:name="ce37" style:family="table-cell" style:parent-style-name="Default" style:data-style-name="N1">
      <style:table-cell-properties fo:background-color="transparent" fo:border="none"/>
      <style:text-properties fo:color="#ffff00" fo:font-weight="bold" style:font-weight-asian="bold" style:font-weight-complex="bold"/>
    </style:style>
    <style:style style:name="ce38" style:family="table-cell" style:parent-style-name="Default" style:data-style-name="N1">
      <style:table-cell-properties fo:border-bottom="none" fo:background-color="transparent" fo:border-left="none" fo:border-right="0.06pt solid #000000" fo:border-top="0.06pt solid #000000"/>
    </style:style>
    <style:style style:name="ce39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3" style:family="table-cell" style:parent-style-name="Default" style:data-style-name="N1">
      <style:table-cell-properties fo:background-color="transparen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000000" fo:font-size="8pt" fo:font-style="italic" style:font-size-asian="8pt" style:font-style-asian="italic" style:font-size-complex="8pt" style:font-style-complex="italic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46" style:family="table-cell" style:parent-style-name="Default" style:data-style-name="N2">
      <style:text-properties fo:color="#b3b3b3" fo:font-style="italic" style:font-style-asian="italic" style:font-style-complex="italic"/>
    </style:style>
    <style:style style:name="ce47" style:family="table-cell" style:parent-style-name="Default" style:data-style-name="N2">
      <style:table-cell-properties fo:background-color="transparent"/>
      <style:text-properties fo:color="#b3b3b3" fo:font-style="italic" style:font-style-asian="italic" style:font-style-complex="italic"/>
    </style:style>
    <style:style style:name="ce48" style:family="table-cell" style:parent-style-name="Default">
      <style:text-properties fo:color="#000000"/>
    </style:style>
    <style:style style:name="ce4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50" style:family="table-cell" style:parent-style-name="Default">
      <style:table-cell-properties fo:background-color="#cccccc" fo:border="0.06pt solid #000000"/>
      <style:text-properties fo:color="#000000" fo:font-style="italic" style:font-style-asian="italic" style:font-style-complex="italic"/>
    </style:style>
    <style:style style:name="ce51" style:family="table-cell" style:parent-style-name="Default" style:data-style-name="N11">
      <style:text-properties fo:color="#b3b3b3"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52" style:family="table-cell" style:parent-style-name="Default" style:data-style-name="N11">
      <style:text-properties fo:color="#b3b3b3" fo:font-style="italic" style:font-style-asian="italic" style:font-weight-asian="bold" style:font-style-complex="italic" style:font-weight-complex="bold"/>
    </style:style>
    <style:style style:name="ce53" style:family="table-cell" style:parent-style-name="Default" style:data-style-name="N2">
      <style:table-cell-properties fo:background-color="transparent"/>
      <style:text-properties fo:color="#b3b3b3" fo:font-style="italic" style:font-style-asian="italic" style:font-weight-asian="bold" style:font-style-complex="italic" style:font-weight-complex="bold"/>
    </style:style>
    <style:style style:name="ce54" style:family="table-cell" style:parent-style-name="Default">
      <style:text-properties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55" style:family="table-cell" style:parent-style-name="Default" style:data-style-name="N2">
      <style:table-cell-properties fo:background-color="transparent"/>
    </style:style>
    <style:style style:name="ce56" style:family="table-cell" style:parent-style-name="Default">
      <style:table-cell-properties fo:background-color="#66ff00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fo:border="0.06pt solid #000000"/>
      <style:text-properties style:font-name="Liberation Sans" style:font-name-asian="Droid Sans Fallback" style:font-name-complex="FreeSans"/>
    </style:style>
    <style:style style:name="ce61" style:family="table-cell" style:parent-style-name="Default" style:data-style-name="N1">
      <style:table-cell-properties fo:background-color="transparent" fo:border="none"/>
    </style:style>
    <style:style style:name="ce62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11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</office:automatic-styles>
  <office:body>
    <office:spreadsheet>
      <table:table table:name="Monnaie Dette" table:style-name="ta1">
        <table:shapes>
          <draw:frame draw:z-index="0" draw:style-name="gr1" draw:text-style-name="P1" svg:width="269.22mm" svg:height="118.66mm" svg:x="12.74mm" svg:y="121.92mm">
            <loext:p draw:notify-on-update-of-ranges="'Monnaie Dette'.C4:'Monnaie Dette'.C14 'Monnaie Dette'.R2:'Monnaie Dette'.R3 'Monnaie Dette'.R4:'Monnaie Dette'.R14 'Monnaie Dette'.T2:'Monnaie Dette'.T3 'Monnaie Dette'.T4:'Monnaie Dette'.T14 'Monnaie Dette'.U2:'Monnaie Dette'.U3 'Monnaie Dette'.U4:'Monnaie Dette'.U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6.97mm" svg:height="117.65mm" svg:x="20.73mm" svg:y="248.35mm">
            <loext:p draw:notify-on-update-of-ranges="'Monnaie Dette'.C4:'Monnaie Dette'.C15 'Monnaie Dette'.R2:'Monnaie Dette'.R3 'Monnaie Dette'.R4:'Monnaie Dette'.R15 'Monnaie Dette'.W2:'Monnaie Dette'.W3 'Monnaie Dette'.W4:'Monnaie Dette'.W15 'Monnaie Dette'.X2:'Monnaie Dette'.X3 'Monnaie Dette'.X4:'Monnaie Dette'.X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000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14"/>
          <table:table-cell table:style-name="ce15" office:value-type="string" calcext:value-type="string" table:number-columns-spanned="6" table:number-rows-spanned="1">
            <text:p>Début du jeu<text:span text:style-name="T1"> →</text:span> Mort</text:p>
          </table:table-cell>
          <table:covered-table-cell table:number-columns-repeated="3" table:style-name="ce15"/>
          <table:covered-table-cell table:number-columns-repeated="2" table:style-name="ce18"/>
          <table:table-cell table:style-name="ce24"/>
          <table:table-cell table:style-name="ce26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26"/>
          <table:covered-table-cell table:number-columns-repeated="2" table:style-name="ce27"/>
          <table:table-cell table:style-name="Default" table:number-columns-repeated="2"/>
          <table:table-cell table:style-name="ce44" office:value-type="string" calcext:value-type="string" table:number-columns-spanned="2" table:number-rows-spanned="1">
            <text:p>Sans Banque</text:p>
          </table:table-cell>
          <table:covered-table-cell table:style-name="ce48"/>
          <table:table-cell table:style-name="Default"/>
          <table:table-cell table:style-name="ce44" office:value-type="string" calcext:value-type="string" table:number-columns-spanned="2" table:number-rows-spanned="1">
            <text:p>Avec Banque</text:p>
          </table:table-cell>
          <table:covered-table-cell table:style-name="ce48"/>
          <table:table-cell table:number-columns-repeated="1000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otal</text:p>
          </table:table-cell>
          <table:table-cell table:style-name="Default"/>
          <table:table-cell table:style-name="ce44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style-name="Default"/>
          <table:table-cell table:style-name="ce44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number-columns-repeated="1000"/>
        </table:table-row>
        <table:table-row table:style-name="ro2">
          <table:covered-table-cell table:number-columns-repeated="2" table:style-name="ce2"/>
          <table:covered-table-cell table:number-columns-repeated="2" table:style-name="ce12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Default"/>
          <table:covered-table-cell table:style-name="ce45"/>
          <table:covered-table-cell table:style-name="ce50"/>
          <table:table-cell table:style-name="Default"/>
          <table:covered-table-cell table:style-name="ce45"/>
          <table:covered-table-cell table:style-name="ce50"/>
          <table:table-cell table:number-columns-repeated="100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Jean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2+1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table:number-columns-repeated="3"/>
          <table:table-cell table:style-name="ce36" table:formula="of:=([.E4]+2*[.F4]+4*[.G4])+[.D4]*([.H4]+2*[.I4]+4*[.J4])+([.L4]+2*[.M4]+4*[.N4])+[.K4]*([.O4]+2*[.P4]+4*[.Q4])" office:value-type="float" office:value="5" calcext:value-type="float">
            <text:p>5</text:p>
          </table:table-cell>
          <table:table-cell table:style-name="Default"/>
          <table:table-cell table:style-name="ce46" table:formula="of:=AVERAGE([.$R$4:.$R$14])" office:value-type="float" office:value="27.9090909090909" calcext:value-type="float">
            <text:p>27,91</text:p>
          </table:table-cell>
          <table:table-cell table:style-name="ce51" table:formula="of:=STDEV([.$R$4:.$R$14])/[.T4]" office:value-type="percentage" office:value="0.641449051354974" calcext:value-type="percentage">
            <text:p>64,14%</text:p>
          </table:table-cell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4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Thoma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6+1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36" office:value-type="float" office:value="65" calcext:value-type="float">
            <text:p>65</text:p>
          </table:table-cell>
          <table:table-cell table:style-name="Default"/>
          <table:table-cell table:style-name="ce46" table:formula="of:=AVERAGE([.$R$4:.$R$14])" office:value-type="float" office:value="27.9090909090909" calcext:value-type="float">
            <text:p>27,91</text:p>
          </table:table-cell>
          <table:table-cell table:style-name="ce51" table:formula="of:=STDEV([.$R$4:.$R$14])/[.T5]" office:value-type="percentage" office:value="0.641449051354974" calcext:value-type="percentage">
            <text:p>64,14%</text:p>
          </table:table-cell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5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Julie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number-columns-repeated="2" table:style-name="ce27" office:value-type="float" office:value="2" calcext:value-type="float">
            <text:p>2</text:p>
          </table:table-cell>
          <table:table-cell table:style-name="ce27"/>
          <table:table-cell table:style-name="ce36" table:formula="of:=([.E6]+2*[.F6]+4*[.G6])+[.D6]*([.H6]+2*[.I6]+4*[.J6])+([.L6]+2*[.M6]+4*[.N6])+[.K6]*([.O6]+2*[.P6]+4*[.Q6])" office:value-type="float" office:value="24" calcext:value-type="float">
            <text:p>24</text:p>
          </table:table-cell>
          <table:table-cell table:style-name="Default"/>
          <table:table-cell table:style-name="ce46" table:formula="of:=AVERAGE([.$R$4:.$R$14])" office:value-type="float" office:value="27.9090909090909" calcext:value-type="float">
            <text:p>27,91</text:p>
          </table:table-cell>
          <table:table-cell table:style-name="ce51" table:formula="of:=STDEV([.$R$4:.$R$14])/[.T6]" office:value-type="percentage" office:value="0.641449051354974" calcext:value-type="percentage">
            <text:p>64,14%</text:p>
          </table:table-cell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6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Etienne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5+2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7]+2*[.F7]+4*[.G7])+[.D7]*([.H7]+2*[.I7]+4*[.J7])+([.L7]+2*[.M7]+4*[.N7])+[.K7]*([.O7]+2*[.P7]+4*[.Q7])" office:value-type="float" office:value="25" calcext:value-type="float">
            <text:p>25</text:p>
          </table:table-cell>
          <table:table-cell table:style-name="Default"/>
          <table:table-cell table:style-name="ce46" table:formula="of:=AVERAGE([.$R$4:.$R$14])" office:value-type="float" office:value="27.9090909090909" calcext:value-type="float">
            <text:p>27,91</text:p>
          </table:table-cell>
          <table:table-cell table:style-name="ce51" table:formula="of:=STDEV([.$R$4:.$R$14])/[.T7]" office:value-type="percentage" office:value="0.641449051354974" calcext:value-type="percentage">
            <text:p>64,14%</text:p>
          </table:table-cell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7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Yannick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3+1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8]+2*[.F8]+4*[.G8])+[.D8]*([.H8]+2*[.I8]+4*[.J8])+([.L8]+2*[.M8]+4*[.N8])+[.K8]*([.O8]+2*[.P8]+4*[.Q8])" office:value-type="float" office:value="18" calcext:value-type="float">
            <text:p>18</text:p>
          </table:table-cell>
          <table:table-cell table:style-name="Default"/>
          <table:table-cell table:style-name="ce46" table:formula="of:=AVERAGE([.$R$4:.$R$14])" office:value-type="float" office:value="27.9090909090909" calcext:value-type="float">
            <text:p>27,91</text:p>
          </table:table-cell>
          <table:table-cell table:style-name="ce51" table:formula="of:=STDEV([.$R$4:.$R$14])/[.T8]" office:value-type="percentage" office:value="0.641449051354974" calcext:value-type="percentage">
            <text:p>64,14%</text:p>
          </table:table-cell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8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Nicola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office:value-type="float" office:value="5" calcext:value-type="float">
            <text:p>5</text:p>
          </table:table-cell>
          <table:table-cell table:style-name="Default"/>
          <table:table-cell table:style-name="ce46" table:formula="of:=AVERAGE([.$R$4:.$R$14])" office:value-type="float" office:value="27.9090909090909" calcext:value-type="float">
            <text:p>27,91</text:p>
          </table:table-cell>
          <table:table-cell table:style-name="ce51" table:formula="of:=STDEV([.$R$4:.$R$14])/[.T9]" office:value-type="percentage" office:value="0.641449051354974" calcext:value-type="percentage">
            <text:p>64,14%</text:p>
          </table:table-cell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9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Gaëtan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10]+2*[.F10]+4*[.G10])+[.D10]*([.H10]+2*[.I10]+4*[.J10])+([.L10]+2*[.M10]+4*[.N10])+[.K10]*([.O10]+2*[.P10]+4*[.Q10])" office:value-type="float" office:value="18" calcext:value-type="float">
            <text:p>18</text:p>
          </table:table-cell>
          <table:table-cell table:style-name="Default"/>
          <table:table-cell table:style-name="ce46" table:formula="of:=AVERAGE([.$R$4:.$R$14])" office:value-type="float" office:value="27.9090909090909" calcext:value-type="float">
            <text:p>27,91</text:p>
          </table:table-cell>
          <table:table-cell table:style-name="ce51" table:formula="of:=STDEV([.$R$4:.$R$14])/[.T10]" office:value-type="percentage" office:value="0.641449051354974" calcext:value-type="percentage">
            <text:p>64,14%</text:p>
          </table:table-cell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10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Pierre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36" table:formula="of:=([.E11]+2*[.F11]+4*[.G11])+[.D11]*([.H11]+2*[.I11]+4*[.J11])+([.L11]+2*[.M11]+4*[.N11])+[.K11]*([.O11]+2*[.P11]+4*[.Q11])" office:value-type="float" office:value="32" calcext:value-type="float">
            <text:p>32</text:p>
          </table:table-cell>
          <table:table-cell table:style-name="Default"/>
          <table:table-cell table:style-name="ce46" table:formula="of:=AVERAGE([.$R$4:.$R$14])" office:value-type="float" office:value="27.9090909090909" calcext:value-type="float">
            <text:p>27,91</text:p>
          </table:table-cell>
          <table:table-cell table:style-name="ce51" table:formula="of:=STDEV([.$R$4:.$R$14])/[.T11]" office:value-type="percentage" office:value="0.641449051354974" calcext:value-type="percentage">
            <text:p>64,14%</text:p>
          </table:table-cell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11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Mari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50" calcext:value-type="float">
            <text:p>50</text:p>
          </table:table-cell>
          <table:table-cell table:style-name="Default"/>
          <table:table-cell table:style-name="ce46" table:formula="of:=AVERAGE([.$R$4:.$R$14])" office:value-type="float" office:value="27.9090909090909" calcext:value-type="float">
            <text:p>27,91</text:p>
          </table:table-cell>
          <table:table-cell table:style-name="ce51" table:formula="of:=STDEV([.$R$4:.$R$14])/[.T12]" office:value-type="percentage" office:value="0.641449051354974" calcext:value-type="percentage">
            <text:p>64,14%</text:p>
          </table:table-cell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12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Paul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2+1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24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36" office:value-type="float" office:value="30" calcext:value-type="float">
            <text:p>30</text:p>
          </table:table-cell>
          <table:table-cell table:style-name="Default"/>
          <table:table-cell table:style-name="ce46" table:formula="of:=AVERAGE([.$R$4:.$R$14])" office:value-type="float" office:value="27.9090909090909" calcext:value-type="float">
            <text:p>27,91</text:p>
          </table:table-cell>
          <table:table-cell table:style-name="ce51" table:formula="of:=STDEV([.$R$4:.$R$14])/[.T13]" office:value-type="percentage" office:value="0.641449051354974" calcext:value-type="percentage">
            <text:p>64,14%</text:p>
          </table:table-cell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13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Pierr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3+2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number-columns-repeated="2" table:style-name="ce27" office:value-type="float" office:value="3" calcext:value-type="float">
            <text:p>3</text:p>
          </table:table-cell>
          <table:table-cell table:style-name="ce27"/>
          <table:table-cell table:style-name="ce36" office:value-type="float" office:value="35" calcext:value-type="float">
            <text:p>35</text:p>
          </table:table-cell>
          <table:table-cell table:style-name="Default"/>
          <table:table-cell table:style-name="ce46" table:formula="of:=AVERAGE([.$R$4:.$R$14])" office:value-type="float" office:value="27.9090909090909" calcext:value-type="float">
            <text:p>27,91</text:p>
          </table:table-cell>
          <table:table-cell table:style-name="ce51" table:formula="of:=STDEV([.$R$4:.$R$14])/[.T14]" office:value-type="percentage" office:value="0.641449051354974" calcext:value-type="percentage">
            <text:p>64,14%</text:p>
          </table:table-cell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14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10" office:value-type="float" office:value="99" calcext:value-type="float">
            <text:p>99</text:p>
          </table:table-cell>
          <table:table-cell table:style-name="ce3" office:value-type="string" calcext:value-type="string">
            <text:p>Banque</text:p>
          </table:table-cell>
          <table:table-cell table:style-name="ce3"/>
          <table:table-cell table:style-name="ce19" table:number-columns-repeated="7"/>
          <table:table-cell table:style-name="ce19" office:value-type="float" office:value="45" calcext:value-type="float">
            <text:p>45</text:p>
          </table:table-cell>
          <table:table-cell table:style-name="ce19" table:number-columns-repeated="5"/>
          <table:table-cell table:style-name="ce19" office:value-type="float" office:value="70" calcext:value-type="float">
            <text:p>70</text:p>
          </table:table-cell>
          <table:table-cell table:style-name="Default"/>
          <table:table-cell table:style-name="ce46"/>
          <table:table-cell table:style-name="ce52"/>
          <table:table-cell table:style-name="ce54"/>
          <table:table-cell table:style-name="ce46" table:formula="of:=AVERAGE([.$R$4:.$R$15])" office:value-type="float" office:value="31.4166666666667" calcext:value-type="float">
            <text:p>31,42</text:p>
          </table:table-cell>
          <table:table-cell table:style-name="ce52" table:formula="of:=STDEV([.$R$4:.$R$15])/[.W15]" office:value-type="percentage" office:value="0.666911810717861" calcext:value-type="percentage">
            <text:p>66,69%</text:p>
          </table:table-cell>
          <table:table-cell table:number-columns-repeated="1000"/>
        </table:table-row>
        <table:table-row table:style-name="ro2">
          <table:table-cell table:style-name="ce4"/>
          <table:table-cell table:style-name="ce11"/>
          <table:table-cell table:style-name="ce4" table:number-columns-repeated="2"/>
          <table:table-cell table:style-name="ce20" table:number-columns-repeated="13"/>
          <table:table-cell table:style-name="ce37"/>
          <table:table-cell table:style-name="Default"/>
          <table:table-cell table:style-name="ce46"/>
          <table:table-cell table:style-name="ce52"/>
          <table:table-cell table:style-name="ce54"/>
          <table:table-cell table:style-name="ce46"/>
          <table:table-cell table:style-name="ce52"/>
          <table:table-cell table:number-columns-repeated="1000"/>
        </table:table-row>
        <table:table-row table:style-name="ro2">
          <table:table-cell table:style-name="ce5"/>
          <table:table-cell table:style-name="ce9"/>
          <table:table-cell table:style-name="ce13" table:number-columns-repeated="2"/>
          <table:table-cell table:style-name="ce21" table:number-columns-repeated="5"/>
          <table:table-cell table:style-name="ce23" table:number-columns-repeated="2"/>
          <table:table-cell table:style-name="ce21"/>
          <table:table-cell table:style-name="ce28" office:value-type="string" calcext:value-type="string" table:number-columns-spanned="6" table:number-rows-spanned="1">
            <text:p>Sans compter la banque</text:p>
          </table:table-cell>
          <table:covered-table-cell table:style-name="ce30"/>
          <table:covered-table-cell table:style-name="ce32"/>
          <table:covered-table-cell table:number-columns-repeated="2" table:style-name="ce30"/>
          <table:covered-table-cell table:style-name="ce38"/>
          <table:table-cell/>
          <table:table-cell table:style-name="ce47"/>
          <table:table-cell table:style-name="ce53"/>
          <table:table-cell table:style-name="ce43"/>
          <table:table-cell/>
          <table:table-cell table:style-name="ce5" table:number-columns-repeated="997"/>
          <table:table-cell table:number-columns-repeated="4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SUM([.$R$4:.$R$14])" office:value-type="float" office:value="307" calcext:value-type="float">
            <text:p>307,00</text:p>
          </table:table-cell>
          <table:table-cell/>
          <table:table-cell table:style-name="Default" table:number-columns-repeated="2"/>
          <table:table-cell table:style-name="ce43"/>
          <table:table-cell table:style-name="Default"/>
          <table:table-cell table:number-columns-repeated="1001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AVERAGE([.$R$4:.$R$14])" office:value-type="float" office:value="27.9090909090909" calcext:value-type="float">
            <text:p>27,91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40" table:formula="of:=STDEV([.R4:.R14])/[.R19]" office:value-type="percentage" office:value="0.641449051354974" calcext:value-type="percentage">
            <text:p>64,14%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10"/>
          <table:table-cell table:style-name="ce34"/>
          <table:table-cell table:style-name="ce35"/>
          <table:table-cell table:style-name="ce23"/>
          <table:table-cell table:style-name="ce41"/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8" office:value-type="string" calcext:value-type="string" table:number-columns-spanned="6" table:number-rows-spanned="1">
            <text:p>Avec la banque</text:p>
          </table:table-cell>
          <table:covered-table-cell table:style-name="ce30"/>
          <table:covered-table-cell table:style-name="ce32"/>
          <table:covered-table-cell table:number-columns-repeated="2" table:style-name="ce30"/>
          <table:covered-table-cell table:style-name="ce42"/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SUM([.$R$4:.$R$15])" office:value-type="float" office:value="377" calcext:value-type="float">
            <text:p>377,00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AVERAGE([.$R$4:.$R$15])" office:value-type="float" office:value="31.4166666666667" calcext:value-type="float">
            <text:p>31,42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40" table:formula="of:=STDEV([.R4:.R15])/[.R24]" office:value-type="percentage" office:value="0.666911810717861" calcext:value-type="percentage">
            <text:p>66,69%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 table:number-rows-repeated="2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3">
          <table:table-cell table:number-columns-repeated="21"/>
          <table:table-cell table:style-name="ce41"/>
          <table:table-cell table:number-columns-repeated="1002"/>
        </table:table-row>
        <table:table-row table:style-name="ro2">
          <table:table-cell table:number-columns-repeated="4"/>
          <table:table-cell table:style-name="ce21" table:number-columns-repeated="13"/>
          <table:table-cell table:style-name="ce43"/>
          <table:table-cell table:number-columns-repeated="3"/>
          <table:table-cell table:style-name="ce55"/>
          <table:table-cell table:number-columns-repeated="1002"/>
        </table:table-row>
        <table:table-row table:style-name="ro2" table:number-rows-repeated="3">
          <table:table-cell table:number-columns-repeated="21"/>
          <table:table-cell table:style-name="ce41"/>
          <table:table-cell table:number-columns-repeated="1002"/>
        </table:table-row>
        <table:table-row table:style-name="ro2" table:number-rows-repeated="2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naie Libre" table:style-name="ta1">
        <table:shapes>
          <draw:frame draw:z-index="0" draw:style-name="gr1" draw:text-style-name="P1" svg:width="235.87mm" svg:height="114.17mm" svg:x="39.14mm" svg:y="91.08mm">
            <loext:p draw:notify-on-update-of-ranges="'Monnaie Libre'.C4:'Monnaie Libre'.C14 'Monnaie Libre'.R2:'Monnaie Libre'.R3 'Monnaie Libre'.R4:'Monnaie Libre'.R14 'Monnaie Libre'.T2:'Monnaie Libre'.T3 'Monnaie Libre'.T4:'Monnaie Libre'.T14 'Monnaie Libre'.U2:'Monnaie Libre'.U3 'Monnaie Libre'.U4:'Monnaie Libre'.U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43"/>
        <table:table-column table:style-name="co14" table:default-cell-style-name="ce5"/>
        <table:table-column table:style-name="co14" table:default-cell-style-name="Default"/>
        <table:table-column table:style-name="co17" table:default-cell-style-name="Default"/>
        <table:table-column table:style-name="co14" table:number-columns-repeated="1002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56"/>
          <table:table-cell table:style-name="ce15" office:value-type="string" calcext:value-type="string" table:number-columns-spanned="6" table:number-rows-spanned="1">
            <text:p>Début du jeu<text:span text:style-name="T1"> →</text:span> Mort</text:p>
          </table:table-cell>
          <table:covered-table-cell table:number-columns-repeated="3" table:style-name="ce15"/>
          <table:covered-table-cell table:number-columns-repeated="2" table:style-name="ce18"/>
          <table:table-cell table:style-name="ce24"/>
          <table:table-cell table:style-name="ce26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26"/>
          <table:covered-table-cell table:number-columns-repeated="2" table:style-name="ce27"/>
          <table:table-cell table:style-name="Default" table:number-columns-repeated="2"/>
          <table:table-cell table:style-name="ce44" table:number-columns-spanned="2" table:number-rows-spanned="1"/>
          <table:covered-table-cell table:style-name="ce48"/>
          <table:table-cell table:number-columns-repeated="1003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OTAL</text:p>
          </table:table-cell>
          <table:table-cell table:style-name="Default"/>
          <table:table-cell table:style-name="ce44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number-columns-repeated="1003"/>
        </table:table-row>
        <table:table-row table:style-name="ro2">
          <table:covered-table-cell table:number-columns-repeated="2" table:style-name="ce2"/>
          <table:covered-table-cell table:number-columns-repeated="2" table:style-name="ce12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Default"/>
          <table:covered-table-cell table:style-name="ce45"/>
          <table:covered-table-cell table:style-name="ce50"/>
          <table:table-cell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Jean</text:p>
          </table:table-cell>
          <table:table-cell table:style-name="ce5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0" table:formula="of:=([.E4]+2*[.F4]+4*[.G4])/3+[.D4]*([.H4]+2*[.I4]+4*[.J4])+([.L4]+2*[.M4]+4*[.N4])/3+[.K4]*([.O4]+2*[.P4]+4*[.Q4])" office:value-type="float" office:value="74" calcext:value-type="float">
            <text:p>74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4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Thomas</text:p>
          </table:table-cell>
          <table:table-cell table:style-name="ce56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0" office:value-type="float" office:value="80" calcext:value-type="float">
            <text:p>80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5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Julie</text:p>
          </table:table-cell>
          <table:table-cell table:style-name="ce56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table-cell table:style-name="ce24" table:formula="of:=[.$D$14]" office:value-type="float" office:value="8" calcext:value-type="float">
            <text:p>8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60" table:formula="of:=([.E6]+2*[.F6]+4*[.G6])/3+[.D6]*([.H6]+2*[.I6]+4*[.J6])+([.L6]+2*[.M6]+4*[.N6])/3+[.K6]*([.O6]+2*[.P6]+4*[.Q6])" office:value-type="float" office:value="98.6666666666667" calcext:value-type="float">
            <text:p>99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6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Etienne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60" table:formula="of:=([.E7]+2*[.F7]+4*[.G7])/3+[.D7]*([.H7]+2*[.I7]+4*[.J7])+([.L7]+2*[.M7]+4*[.N7])/3+[.K7]*([.O7]+2*[.P7]+4*[.Q7])" office:value-type="float" office:value="79" calcext:value-type="float">
            <text:p>79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7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Yannick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8]+2*[.F8]+4*[.G8])/3+[.D8]*([.H8]+2*[.I8]+4*[.J8])+([.L8]+2*[.M8]+4*[.N8])/3+[.K8]*([.O8]+2*[.P8]+4*[.Q8])" office:value-type="float" office:value="63" calcext:value-type="float">
            <text:p>63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8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Nicolas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office:value-type="float" office:value="75" calcext:value-type="float">
            <text:p>75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9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Gaëtan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60" table:formula="of:=([.E10]+2*[.F10]+4*[.G10])/3+[.D10]*([.H10]+2*[.I10]+4*[.J10])+([.L10]+2*[.M10]+4*[.N10])/3+[.K10]*([.O10]+2*[.P10]+4*[.Q10])" office:value-type="float" office:value="60.3333333333333" calcext:value-type="float">
            <text:p>60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10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Pierre</text:p>
          </table:table-cell>
          <table:table-cell table:style-name="ce56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11]+2*[.F11]+4*[.G11])/3+[.D11]*([.H11]+2*[.I11]+4*[.J11])+([.L11]+2*[.M11]+4*[.N11])/3+[.K11]*([.O11]+2*[.P11]+4*[.Q11])" office:value-type="float" office:value="72.6666666666667" calcext:value-type="float">
            <text:p>73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11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Marie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office:value-type="float" office:value="65" calcext:value-type="float">
            <text:p>65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12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Paul</text:p>
          </table:table-cell>
          <table:table-cell table:style-name="ce56" office:value-type="float" office:value="8" calcext:value-type="float">
            <text:p>8</text:p>
          </table:table-cell>
          <table:table-cell table:style-name="ce18"/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6"/>
          <table:table-cell table:style-name="ce60" table:formula="of:=([.E13]+2*[.F13]+4*[.G13])/3+[.D13]*([.H13]+2*[.I13]+4*[.J13])+([.L13]+2*[.M13]+4*[.N13])/3+[.K13]*([.O13]+2*[.P13]+4*[.Q13])" office:value-type="float" office:value="76" calcext:value-type="float">
            <text:p>76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13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Pierre</text:p>
          </table:table-cell>
          <table:table-cell table:style-name="ce56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6"/>
          <table:table-cell table:style-name="ce60" table:formula="of:=([.E14]+2*[.F14]+4*[.G14])/3+[.D14]*([.H14]+2*[.I14]+4*[.J14])+([.L14]+2*[.M14]+4*[.N14])/3+[.K14]*([.O14]+2*[.P14]+4*[.Q14])" office:value-type="float" office:value="90" calcext:value-type="float">
            <text:p>90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14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table:style-name="ce5"/>
          <table:table-cell table:style-name="ce9"/>
          <table:table-cell table:style-name="ce13" table:number-columns-repeated="2"/>
          <table:table-cell table:style-name="ce21" table:number-columns-repeated="5"/>
          <table:table-cell table:style-name="ce23" table:number-columns-repeated="2"/>
          <table:table-cell table:style-name="ce21" table:number-columns-repeated="6"/>
          <table:table-cell table:style-name="ce61"/>
          <table:table-cell/>
          <table:table-cell table:style-name="ce47"/>
          <table:table-cell table:style-name="ce53"/>
          <table:table-cell table:style-name="ce5" table:number-columns-repeated="992"/>
          <table:table-cell table:number-columns-repeated="11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57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58"/>
          <table:covered-table-cell table:style-name="ce59"/>
          <table:table-cell table:style-name="ce62" table:formula="of:=SUM([.R4:.R14])" office:value-type="float" office:value="833.666666666667" calcext:value-type="float">
            <text:p>833,67</text:p>
          </table:table-cell>
          <table:table-cell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AVERAGE([.R4:.R14])" office:value-type="float" office:value="75.7878787878788" calcext:value-type="float">
            <text:p>75,79</text:p>
          </table:table-cell>
          <table:table-cell table:number-columns-repeated="1006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63" table:formula="of:=STDEV([.$R$4:.$R$14])/[.T4]" office:value-type="percentage" office:value="0.149621305936028" calcext:value-type="percentage">
            <text:p>14,96%</text:p>
          </table:table-cell>
          <table:table-cell table:number-columns-repeated="1006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number-columns-repeated="18"/>
          <table:table-cell table:style-name="ce5"/>
          <table:table-cell table:number-columns-repeated="1005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4"/>
          <table:table-cell table:style-name="ce21" table:number-columns-repeated="13"/>
          <table:table-cell table:style-name="ce43"/>
          <table:table-cell table:number-columns-repeated="1006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18">
          <table:table-cell table:number-columns-repeated="18"/>
          <table:table-cell table:style-name="ce5"/>
          <table:table-cell table:number-columns-repeated="1005"/>
        </table:table-row>
        <table:table-row table:style-name="ro2">
          <table:table-cell table:number-columns-repeated="18"/>
          <table:table-cell table:style-name="ce5"/>
          <table:table-cell table:number-columns-repeated="1005"/>
        </table:table-row>
      </table:table>
      <table:named-expressions/>
      <table:database-ranges>
        <table:database-range table:name="__Anonymous_Sheet_DB__1" table:target-range-address="'Monnaie Libre'.S4:'Monnaie Libre'.S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12:06:12.925888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6-12-18T12:11:01.784805399</dc:date>
    <meta:editing-duration>PT21H40M44S</meta:editing-duration>
    <meta:editing-cycles>66</meta:editing-cycles>
    <meta:generator>LibreOffice/5.1.4.2$Linux_X86_64 LibreOffice_project/10m0$Build-2</meta:generator>
    <meta:document-statistic meta:table-count="2" meta:cell-count="4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2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display-label="true" chart:logarithmic="false" chart:minimum="0" chart:maximum="1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88cm" svg:height="11.418cm" xlink:href=".." xlink:type="simple" chart:class="chart:bar" chart:column-mapping="0" chart:style-name="ch1">
        <chart:title svg:x="10.322cm" svg:y="0.364cm" chart:style-name="ch2">
          <text:p>Monnaie Libre</text:p>
        </chart:title>
        <chart:subtitle svg:x="7.729cm" svg:y="1.371cm" chart:style-name="ch3">
          <text:p>(multiplicateur TECH = roulement des valeurs)</text:p>
        </chart:subtitle>
        <chart:legend chart:legend-position="top" svg:x="7.923cm" svg:y="2.238cm" style:legend-expansion="wide" chart:style-name="ch4"/>
        <chart:plot-area chart:style-name="ch5" table:cell-range-address="'Monnaie Libre'.C4:'Monnaie Libre'.C14 'Monnaie Libre'.R2:'Monnaie Libre'.R14 'Monnaie Libre'.T2:'Monnaie Libre'.U14" chart:data-source-has-labels="both" svg:x="0.471cm" svg:y="3.065cm" svg:width="22.646cm" svg:height="8.125cm">
          <chartooo:coordinate-region svg:x="1.092cm" svg:y="3.264cm" svg:width="20.238cm" svg:height="7.279cm"/>
          <chart:axis chart:dimension="x" chart:name="primary-x" chart:style-name="ch6" chartooo:axis-type="auto">
            <chartooo:date-scale/>
            <chart:categories table:cell-range-address="'Monnaie Libre'.C4:'Monnaie Libre'.C14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Libre'.R4:'Monnaie Libre'.R14" chart:label-cell-address="'Monnaie Libre'.R2:'Monnaie Libre'.R3" chart:class="chart:bar">
            <chart:data-point chart:repeated="11"/>
          </chart:series>
          <chart:series chart:attached-axis="primary-y" chart:style-name="ch10" chart:values-cell-range-address="'Monnaie Libre'.T4:'Monnaie Libre'.T14" chart:label-cell-address="'Monnaie Libre'.T2:'Monnaie Libre'.T3" chart:class="chart:line">
            <chart:data-point chart:repeated="11"/>
          </chart:series>
          <chart:series chart:attached-axis="secondary-y" chart:style-name="ch11" chart:values-cell-range-address="'Monnaie Libre'.U4:'Monnaie Libre'.U14" chart:label-cell-address="'Monnaie Libre'.U2:'Monnaie Libre'.U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Libre'.R2:'Monnaie Libr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Libre'.T2:'Monnaie Libre'.T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Libre'.U2:'Monnaie Libre'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Libre'.C4:'Monnaie Libre'.C14</svg:desc>
                </draw:g>
              </table:table-cell>
              <table:table-cell office:value-type="float" office:value="74">
                <text:p>74</text:p>
                <draw:g>
                  <svg:desc>'Monnaie Libre'.R4:'Monnaie Libre'.R14</svg:desc>
                </draw:g>
              </table:table-cell>
              <table:table-cell office:value-type="float" office:value="75.7878787878788">
                <text:p>75.7878787878788</text:p>
                <draw:g>
                  <svg:desc>'Monnaie Libre'.T4:'Monnaie Libre'.T14</svg:desc>
                </draw:g>
              </table:table-cell>
              <table:table-cell office:value-type="float" office:value="0.149621305936028">
                <text:p>0.149621305936028</text:p>
                <draw:g>
                  <svg:desc>'Monnaie Libre'.U4:'Monnaie Libre'.U14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80">
                <text:p>80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79">
                <text:p>79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63">
                <text:p>63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75">
                <text:p>75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60.3333333333333">
                <text:p>60.3333333333333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65">
                <text:p>65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76">
                <text:p>76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90">
                <text:p>90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1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display-label="true" chart:logarithmic="false" chart:minimum="0" chart:maximum="1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23cm" svg:height="11.867cm" xlink:href=".." xlink:type="simple" chart:class="chart:bar" chart:column-mapping="0" chart:style-name="ch1">
        <chart:title svg:x="11.989cm" svg:y="0.373cm" chart:style-name="ch2">
          <text:p>Monnaie dette</text:p>
        </chart:title>
        <chart:subtitle svg:x="9.399cm" svg:y="1.215cm" chart:style-name="ch3">
          <text:p>(sans la banque)
(multiplicateur TECH = roulement des valeurs)</text:p>
        </chart:subtitle>
        <chart:legend chart:legend-position="top" svg:x="9.749cm" svg:y="2.707cm" style:legend-expansion="wide" chart:style-name="ch4"/>
        <chart:plot-area chart:style-name="ch5" table:cell-range-address="'Monnaie Dette'.C4:'Monnaie Dette'.C14 'Monnaie Dette'.R2:'Monnaie Dette'.R14 'Monnaie Dette'.T2:'Monnaie Dette'.U14" chart:data-source-has-labels="both" svg:x="0.773cm" svg:y="3.252cm" svg:width="25.828cm" svg:height="8.161cm">
          <chartooo:coordinate-region svg:x="1.58cm" svg:y="3.452cm" svg:width="23.42cm" svg:height="7.314cm"/>
          <chart:axis chart:dimension="x" chart:name="primary-x" chart:style-name="ch6" chartooo:axis-type="auto">
            <chartooo:date-scale/>
            <chart:categories table:cell-range-address="'Monnaie Dette'.C4:'Monnaie Dette'.C14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Dette'.R4:'Monnaie Dette'.R14" chart:label-cell-address="'Monnaie Dette'.R2:'Monnaie Dette'.R3" chart:class="chart:bar">
            <chart:data-point chart:repeated="11"/>
          </chart:series>
          <chart:series chart:attached-axis="primary-y" chart:style-name="ch10" chart:values-cell-range-address="'Monnaie Dette'.T4:'Monnaie Dette'.T14" chart:label-cell-address="'Monnaie Dette'.T2:'Monnaie Dette'.T3" chart:class="chart:line">
            <chart:data-point chart:repeated="11"/>
          </chart:series>
          <chart:series chart:attached-axis="secondary-y" chart:style-name="ch11" chart:values-cell-range-address="'Monnaie Dette'.U4:'Monnaie Dette'.U14" chart:label-cell-address="'Monnaie Dette'.U2:'Monnaie Dette'.U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Dette'.R2:'Monnaie Dett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Dette'.T2:'Monnaie Dette'.T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Dette'.U2:'Monnaie Dette'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Dette'.C4:'Monnaie Dette'.C14</svg:desc>
                </draw:g>
              </table:table-cell>
              <table:table-cell office:value-type="float" office:value="5">
                <text:p>5</text:p>
                <draw:g>
                  <svg:desc>'Monnaie Dette'.R4:'Monnaie Dette'.R14</svg:desc>
                </draw:g>
              </table:table-cell>
              <table:table-cell office:value-type="float" office:value="27.9090909090909">
                <text:p>27.9090909090909</text:p>
                <draw:g>
                  <svg:desc>'Monnaie Dette'.T4:'Monnaie Dette'.T14</svg:desc>
                </draw:g>
              </table:table-cell>
              <table:table-cell office:value-type="float" office:value="0.641449051354974">
                <text:p>0.641449051354974</text:p>
                <draw:g>
                  <svg:desc>'Monnaie Dette'.U4:'Monnaie Dette'.U14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65">
                <text:p>65</text:p>
              </table:table-cell>
              <table:table-cell office:value-type="float" office:value="27.9090909090909">
                <text:p>27.9090909090909</text:p>
              </table:table-cell>
              <table:table-cell office:value-type="float" office:value="0.641449051354974">
                <text:p>0.641449051354974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24">
                <text:p>24</text:p>
              </table:table-cell>
              <table:table-cell office:value-type="float" office:value="27.9090909090909">
                <text:p>27.9090909090909</text:p>
              </table:table-cell>
              <table:table-cell office:value-type="float" office:value="0.641449051354974">
                <text:p>0.641449051354974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25">
                <text:p>25</text:p>
              </table:table-cell>
              <table:table-cell office:value-type="float" office:value="27.9090909090909">
                <text:p>27.9090909090909</text:p>
              </table:table-cell>
              <table:table-cell office:value-type="float" office:value="0.641449051354974">
                <text:p>0.641449051354974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18">
                <text:p>18</text:p>
              </table:table-cell>
              <table:table-cell office:value-type="float" office:value="27.9090909090909">
                <text:p>27.9090909090909</text:p>
              </table:table-cell>
              <table:table-cell office:value-type="float" office:value="0.641449051354974">
                <text:p>0.641449051354974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5">
                <text:p>5</text:p>
              </table:table-cell>
              <table:table-cell office:value-type="float" office:value="27.9090909090909">
                <text:p>27.9090909090909</text:p>
              </table:table-cell>
              <table:table-cell office:value-type="float" office:value="0.641449051354974">
                <text:p>0.641449051354974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18">
                <text:p>18</text:p>
              </table:table-cell>
              <table:table-cell office:value-type="float" office:value="27.9090909090909">
                <text:p>27.9090909090909</text:p>
              </table:table-cell>
              <table:table-cell office:value-type="float" office:value="0.641449051354974">
                <text:p>0.641449051354974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2">
                <text:p>32</text:p>
              </table:table-cell>
              <table:table-cell office:value-type="float" office:value="27.9090909090909">
                <text:p>27.9090909090909</text:p>
              </table:table-cell>
              <table:table-cell office:value-type="float" office:value="0.641449051354974">
                <text:p>0.641449051354974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50">
                <text:p>50</text:p>
              </table:table-cell>
              <table:table-cell office:value-type="float" office:value="27.9090909090909">
                <text:p>27.9090909090909</text:p>
              </table:table-cell>
              <table:table-cell office:value-type="float" office:value="0.641449051354974">
                <text:p>0.641449051354974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30">
                <text:p>30</text:p>
              </table:table-cell>
              <table:table-cell office:value-type="float" office:value="27.9090909090909">
                <text:p>27.9090909090909</text:p>
              </table:table-cell>
              <table:table-cell office:value-type="float" office:value="0.641449051354974">
                <text:p>0.641449051354974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5">
                <text:p>35</text:p>
              </table:table-cell>
              <table:table-cell office:value-type="float" office:value="27.9090909090909">
                <text:p>27.9090909090909</text:p>
              </table:table-cell>
              <table:table-cell office:value-type="float" office:value="0.641449051354974">
                <text:p>0.641449051354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1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display-label="true" chart:logarithmic="false" chart:minimum="0" chart:maximum="1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98cm" svg:height="11.766cm" xlink:href=".." xlink:type="simple" chart:class="chart:bar" chart:column-mapping="0" chart:style-name="ch1">
        <chart:title svg:x="11.877cm" svg:y="0.371cm" chart:style-name="ch2">
          <text:p>Monnaie dette</text:p>
        </chart:title>
        <chart:subtitle svg:x="9.284cm" svg:y="1.385cm" chart:style-name="ch3">
          <text:p>(Avec la banque)
(multiplicateur TECH = roulement des valeurs)</text:p>
        </chart:subtitle>
        <chart:legend chart:legend-position="top" svg:x="9.637cm" svg:y="2.703cm" style:legend-expansion="wide" chart:style-name="ch4"/>
        <chart:plot-area chart:style-name="ch5" table:cell-range-address="'Monnaie Dette'.C4:'Monnaie Dette'.C15 'Monnaie Dette'.R2:'Monnaie Dette'.R15 'Monnaie Dette'.W2:'Monnaie Dette'.X15" chart:data-source-has-labels="both" svg:x="0.391cm" svg:y="3.28cm" svg:width="25.835cm" svg:height="8.247cm">
          <chartooo:coordinate-region svg:x="1.198cm" svg:y="3.479cm" svg:width="23.427cm" svg:height="7.401cm"/>
          <chart:axis chart:dimension="x" chart:name="primary-x" chart:style-name="ch6" chartooo:axis-type="auto">
            <chartooo:date-scale/>
            <chart:categories table:cell-range-address="'Monnaie Dette'.C4:'Monnaie Dette'.C15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Dette'.R4:'Monnaie Dette'.R15" chart:label-cell-address="'Monnaie Dette'.R2:'Monnaie Dette'.R3" chart:class="chart:bar">
            <chart:data-point chart:repeated="12"/>
          </chart:series>
          <chart:series chart:attached-axis="primary-y" chart:style-name="ch10" chart:values-cell-range-address="'Monnaie Dette'.W4:'Monnaie Dette'.W15" chart:label-cell-address="'Monnaie Dette'.W2:'Monnaie Dette'.W3" chart:class="chart:line">
            <chart:data-point chart:repeated="12"/>
          </chart:series>
          <chart:series chart:attached-axis="secondary-y" chart:style-name="ch11" chart:values-cell-range-address="'Monnaie Dette'.X4:'Monnaie Dette'.X15" chart:label-cell-address="'Monnaie Dette'.X2:'Monnaie Dette'.X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Dette'.R2:'Monnaie Dett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Dette'.W2:'Monnaie Dette'.W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Dette'.X2:'Monnaie Dette'.X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Dette'.C4:'Monnaie Dette'.C15</svg:desc>
                </draw:g>
              </table:table-cell>
              <table:table-cell office:value-type="float" office:value="5">
                <text:p>5</text:p>
                <draw:g>
                  <svg:desc>'Monnaie Dette'.R4:'Monnaie Dette'.R15</svg:desc>
                </draw:g>
              </table:table-cell>
              <table:table-cell office:value-type="float" office:value="31.4166666666667">
                <text:p>31.4166666666667</text:p>
                <draw:g>
                  <svg:desc>'Monnaie Dette'.W4:'Monnaie Dette'.W15</svg:desc>
                </draw:g>
              </table:table-cell>
              <table:table-cell office:value-type="float" office:value="0.666911810717861">
                <text:p>0.666911810717861</text:p>
                <draw:g>
                  <svg:desc>'Monnaie Dette'.X4:'Monnaie Dette'.X15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65">
                <text:p>65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666911810717861">
                <text:p>0.666911810717861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24">
                <text:p>24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666911810717861">
                <text:p>0.666911810717861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25">
                <text:p>25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666911810717861">
                <text:p>0.666911810717861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18">
                <text:p>18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666911810717861">
                <text:p>0.666911810717861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5">
                <text:p>5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666911810717861">
                <text:p>0.666911810717861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18">
                <text:p>18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666911810717861">
                <text:p>0.666911810717861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2">
                <text:p>32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666911810717861">
                <text:p>0.666911810717861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50">
                <text:p>50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666911810717861">
                <text:p>0.666911810717861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30">
                <text:p>30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666911810717861">
                <text:p>0.666911810717861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5">
                <text:p>35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666911810717861">
                <text:p>0.666911810717861</text:p>
              </table:table-cell>
            </table:table-row>
            <table:table-row>
              <table:table-cell office:value-type="string">
                <text:p>Banque</text:p>
              </table:table-cell>
              <table:table-cell office:value-type="float" office:value="70">
                <text:p>70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666911810717861">
                <text:p>0.6669118107178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